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fo:language="en" fo:country="US"/>
    </style:style>
    <style:style style:name="P3"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4" style:family="paragraph" style:parent-style-name="Code">
      <style:text-properties style:use-window-font-color="true" style:font-name="Utopia" fo:font-size="11pt" fo:language="en" fo:country="GB" style:font-name-asian="Calibri" style:font-size-asian="11pt" style:language-asian="zxx" style:country-asian="none" style:font-name-complex="Utopia" style:font-size-complex="11pt" style:language-complex="ar" style:country-complex="SA"/>
    </style:style>
    <style:style style:name="P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6" style:family="paragraph" style:parent-style-name="Code">
      <style:text-properties style:font-name-asian="TheSansMonoConNormal3"/>
    </style:style>
    <style:style style:name="P7" style:family="paragraph" style:parent-style-name="Standard">
      <style:text-properties fo:color="#bfbfbf" style:font-name="ZapfDingbats" fo:font-size="14pt" fo:language="en" fo:country="US" fo:font-weight="bold" style:font-name-asian="ZapfDingbats" style:font-size-asian="14pt" style:font-weight-asian="bold" style:font-name-complex="ZapfDingbats" style:font-size-complex="14pt" style:language-complex="ar" style:country-complex="SA"/>
    </style:style>
    <style:style style:name="P8" style:family="paragraph" style:parent-style-name="Standard">
      <style:paragraph-properties fo:text-align="justify" style:justify-single-word="false"/>
    </style:style>
    <style:style style:name="P9" style:family="paragraph" style:parent-style-name="Chapter_20_Number" style:master-page-name="Standard">
      <style:paragraph-properties style:page-number="auto"/>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 style:family="paragraph" style:parent-style-name="Bullet" style:list-style-name="L1"/>
    <style:style style:name="P11" style:family="paragraph" style:parent-style-name="Bullet_20_First" style:list-style-name="L1"/>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asian="Calibri" style:font-size-complex="11pt" style:language-complex="ar" style:country-complex="SA"/>
    </style:style>
    <style:style style:name="T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4"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5"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7"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8" style:family="text">
      <style:text-properties style:use-window-font-color="true" style:font-name="TheSansMonoConNormal1" fo:font-size="11pt" fo:language="zxx" fo:country="none" style:font-name-asian="TheSansMonoConNormal3" style:font-size-asian="11pt" style:language-asian="zxx" style:country-asian="none" style:font-name-complex="TheSansMonoConNormal1" style:font-size-complex="11pt" style:language-complex="ar" style:country-complex="SA"/>
    </style:style>
    <style:style style:name="T9"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0" style:family="text">
      <style:text-properties style:use-window-font-color="true" fo:language="en" fo:country="GB" style:font-name-asian="Calibri" style:font-size-complex="11pt" style:language-complex="ar" style:country-complex="SA"/>
    </style:style>
    <style:style style:name="T11" style:family="text">
      <style:text-properties style:use-window-font-color="true" fo:language="zxx" fo:country="none" style:font-name-asian="Calibri" style:language-asian="zxx" style:country-asian="none" style:font-size-complex="11pt" style:language-complex="ar" style:country-complex="SA"/>
    </style:style>
    <style:style style:name="T12" style:family="text">
      <style:text-properties fo:font-weight="bold" style:font-weight-asian="bold" style:font-weight-complex="bold"/>
    </style:style>
    <style:style style:name="T13" style:family="text">
      <style:text-properties style:font-name-asian="TheSansMonoConNormal3"/>
    </style:style>
    <style:style style:name="T14" style:family="text">
      <style:text-properties fo:language="en" fo:country="GB" style:font-name-asian="Calibri" style:font-size-complex="11pt" style:language-complex="ar" style:country-complex="SA"/>
    </style:style>
    <style:style style:name="T15" style:family="text">
      <style:text-properties fo:language="en" fo:country="GB" fo:font-weight="normal" style:font-name-asian="Calibri" style:font-weight-asian="normal" style:font-size-complex="11pt" style:language-complex="ar" style:country-complex="SA" style:font-weight-complex="normal"/>
    </style:style>
    <style:style style:name="T16" style:family="text">
      <style:text-properties style:font-name="TheSansMonoConNormal" fo:font-weight="bold" style:font-weight-asian="bold" style:font-weight-complex="bold"/>
    </style:style>
    <style:style style:name="T17"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8" style:family="text">
      <style:text-properties fo:language="zxx" fo:country="none" style:font-name-asian="Calibri" style:language-asian="zxx" style:country-asian="none" style:font-size-complex="11pt" style:language-complex="ar" style:country-complex="SA"/>
    </style:style>
    <style:style style:name="T19" style:family="text">
      <style:text-properties fo:font-weight="normal" style:font-weight-asian="normal" style:font-weight-complex="normal"/>
    </style:style>
    <style:style style:name="T20" style:family="text">
      <style:text-properties style:font-name="TheSansMonoConBold1"/>
    </style:style>
    <style:style style:name="T21" style:family="text">
      <style:text-properties fo:color="#000000" style:font-name="TheSansMonoConNormal1" fo:font-size="11pt" fo:language="en" fo:country="GB" fo:background-color="transparent" loext:char-shading-value="0" style:font-name-asian="Calibri" style:font-size-asian="11pt" style:font-name-complex="TheSansMonoConNormal1" style:font-size-complex="11pt" style:language-complex="ar" style:country-complex="SA"/>
    </style:style>
    <style:style style:name="T22" style:family="text">
      <style:text-properties fo:color="#000000" style:font-name="TheSansMonoConNormal1" fo:font-size="11pt" fo:language="en" fo:country="GB" fo:font-weight="bold" fo:background-color="transparent" loext:char-shading-value="0" style:font-name-asian="Calibri" style:font-size-asian="11pt" style:font-weight-asian="bold" style:font-name-complex="TheSansMonoConNormal1" style:font-size-complex="14pt" style:language-complex="ar" style:country-complex="SA"/>
    </style:style>
    <style:style style:name="T23" style:family="text">
      <style:text-properties fo:color="#000000" style:font-name="TheSansMonoConNormal1" fo:font-size="11pt" fo:language="zxx" fo:country="none" fo:font-style="italic" fo:background-color="transparent" loext:char-shading-value="0" style:font-name-asian="Calibri" style:font-size-asian="11pt" style:language-asian="zxx" style:country-asian="none" style:font-style-asian="italic" style:font-name-complex="TheSansMonoConNormal1" style:font-size-complex="11pt" style:language-complex="ar" style:country-complex="SA"/>
    </style:style>
    <style:style style:name="T24" style:family="text">
      <style:text-properties fo:font-style="italic" style:font-style-asian="italic" style:font-style-complex="italic"/>
    </style:style>
    <style:style style:name="T25" style:family="text">
      <style:text-properties officeooo:rsid="0004b07a"/>
    </style:style>
    <style:style style:name="T26"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9016in" fo:text-indent="-0.25in" fo:margin-left="0.90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16in" fo:text-indent="-0.25in" fo:margin-left="1.1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16in" fo:text-indent="-0.25in" fo:margin-left="1.4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16in" fo:text-indent="-0.25in" fo:margin-left="1.6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16in" fo:text-indent="-0.25in" fo:margin-left="1.9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16in" fo:text-indent="-0.25in" fo:margin-left="2.1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16in" fo:text-indent="-0.25in" fo:margin-left="2.4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16in" fo:text-indent="-0.25in" fo:margin-left="2.6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16in" fo:text-indent="-0.25in" fo:margin-left="2.9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16in" fo:text-indent="-0.25in" fo:margin-left="3.1516in"/>
        </style:list-level-properties>
      </text:list-level-style-bullet>
    </text:list-style>
  </office:automatic-styles>
  <office:body>
    <office:text text:use-soft-page-breaks="true">
      <office:forms form:automatic-focus="false" form:apply-design-mode="false"/>
      <text:tracked-changes>
        <text:changed-region xml:id="ct93959954933760" text:id="ct93959954933760">
          <text:insertion>
            <office:change-info>
              <dc:creator>Ray Lischner</dc:creator>
              <dc:date>2020-05-01T16:19:33</dc:date>
            </office:change-info>
          </text:insertion>
        </text:changed-region>
        <text:changed-region xml:id="ct93959972469760" text:id="ct93959972469760">
          <text:insertion>
            <office:change-info>
              <dc:creator>Ray Lischner</dc:creator>
              <dc:date>2020-05-01T16:19:42</dc:date>
            </office:change-info>
          </text:insertion>
        </text:changed-region>
        <text:changed-region xml:id="ct93959946134400" text:id="ct93959946134400">
          <text:insertion>
            <office:change-info>
              <dc:creator>Ray Lischner</dc:creator>
              <dc:date>2020-05-01T16:19:46</dc:date>
            </office:change-info>
          </text:insertion>
        </text:changed-region>
        <text:changed-region xml:id="ct93960031702208" text:id="ct93960031702208">
          <text:insertion>
            <office:change-info>
              <dc:creator>Ray Lischner</dc:creator>
              <dc:date>2020-05-01T16:19:51</dc:date>
            </office:change-info>
          </text:insertion>
        </text:changed-region>
        <text:changed-region xml:id="ct93959914327536" text:id="ct93959914327536">
          <text:insertion>
            <office:change-info>
              <dc:creator>Ray Lischner</dc:creator>
              <dc:date>2020-05-01T16:19:55</dc:date>
            </office:change-info>
          </text:insertion>
        </text:changed-region>
        <text:changed-region xml:id="ct93959962352400" text:id="ct93959962352400">
          <text:insertion>
            <office:change-info>
              <dc:creator>Ray Lischner</dc:creator>
              <dc:date>2020-05-01T16:20:55</dc:date>
            </office:change-info>
          </text:insertion>
        </text:changed-region>
        <text:changed-region xml:id="ct93959955711232" text:id="ct93959955711232">
          <text:deletion>
            <office:change-info>
              <dc:creator>Ray Lischner</dc:creator>
              <dc:date>2020-05-01T16:20:42</dc:date>
            </office:change-info>
            <text:p text:style-name="Code">#include &lt;algorithm&gt;</text:p>
          </text:deletion>
        </text:changed-region>
        <text:changed-region xml:id="ct93959915036704" text:id="ct93959915036704">
          <text:insertion>
            <office:change-info>
              <dc:creator>Ray Lischner</dc:creator>
              <dc:date>2020-05-01T16:20:42</dc:date>
            </office:change-info>
          </text:insertion>
        </text:changed-region>
        <text:changed-region xml:id="ct93959996437808" text:id="ct93959996437808">
          <text:deletion>
            <office:change-info>
              <dc:creator>Ray Lischner</dc:creator>
              <dc:date>2020-05-01T16:20:42</dc:date>
            </office:change-info>
            <text:p text:style-name="Code">#include &lt;concepts&gt;</text:p>
          </text:deletion>
        </text:changed-region>
        <text:changed-region xml:id="ct93959840323344" text:id="ct93959840323344">
          <text:insertion>
            <office:change-info>
              <dc:creator>Ray Lischner</dc:creator>
              <dc:date>2020-05-01T16:20:42</dc:date>
            </office:change-info>
          </text:insertion>
        </text:changed-region>
        <text:changed-region xml:id="ct93959892924464" text:id="ct93959892924464">
          <text:deletion>
            <office:change-info>
              <dc:creator>Ray Lischner</dc:creator>
              <dc:date>2020-05-01T16:20:42</dc:date>
            </office:change-info>
            <text:p text:style-name="Code">#include &lt;iostream&gt;</text:p>
          </text:deletion>
        </text:changed-region>
        <text:changed-region xml:id="ct93959966151936" text:id="ct93959966151936">
          <text:insertion>
            <office:change-info>
              <dc:creator>Ray Lischner</dc:creator>
              <dc:date>2020-05-01T16:20:42</dc:date>
            </office:change-info>
          </text:insertion>
        </text:changed-region>
        <text:changed-region xml:id="ct93959844013056" text:id="ct93959844013056">
          <text:deletion>
            <office:change-info>
              <dc:creator>Ray Lischner</dc:creator>
              <dc:date>2020-05-01T16:20:42</dc:date>
            </office:change-info>
            <text:p text:style-name="Code">#include &lt;ranges&gt;</text:p>
          </text:deletion>
        </text:changed-region>
        <text:changed-region xml:id="ct93959939149344" text:id="ct93959939149344">
          <text:insertion>
            <office:change-info>
              <dc:creator>Ray Lischner</dc:creator>
              <dc:date>2020-05-01T16:20:42</dc:date>
            </office:change-info>
          </text:insertion>
        </text:changed-region>
        <text:changed-region xml:id="ct93959848145632" text:id="ct93959848145632">
          <text:deletion>
            <office:change-info>
              <dc:creator>Ray Lischner</dc:creator>
              <dc:date>2020-05-01T16:20:42</dc:date>
            </office:change-info>
            <text:p text:style-name="Code">#include &lt;string&gt;</text:p>
          </text:deletion>
        </text:changed-region>
        <text:changed-region xml:id="ct93960032290304" text:id="ct93960032290304">
          <text:insertion>
            <office:change-info>
              <dc:creator>Ray Lischner</dc:creator>
              <dc:date>2020-05-01T16:20:42</dc:date>
            </office:change-info>
          </text:insertion>
        </text:changed-region>
        <text:changed-region xml:id="ct93959900742880" text:id="ct93959900742880">
          <text:deletion>
            <office:change-info>
              <dc:creator>Ray Lischner</dc:creator>
              <dc:date>2020-05-01T16:20:42</dc:date>
            </office:change-info>
            <text:p text:style-name="Code">#include &lt;vector&gt;</text:p>
          </text:deletion>
        </text:changed-region>
        <text:changed-region xml:id="ct93959832279360" text:id="ct93959832279360">
          <text:insertion>
            <office:change-info>
              <dc:creator>Ray Lischner</dc:creator>
              <dc:date>2020-05-01T16:20:42</dc:date>
            </office:change-info>
          </text:insertion>
        </text:changed-region>
        <text:changed-region xml:id="ct93959916307168" text:id="ct93959916307168">
          <text:deletion>
            <office:change-info>
              <dc:creator>Ray Lischner</dc:creator>
              <dc:date>2020-05-01T16:21:09</dc:date>
            </office:change-info>
            <text:p text:style-name="Bullet_20_First">n</text:p>
          </text:deletion>
        </text:changed-region>
        <text:changed-region xml:id="ct93959997335024" text:id="ct93959997335024">
          <text:insertion>
            <office:change-info>
              <dc:creator>Ray Lischner</dc:creator>
              <dc:date>2020-05-01T16:21: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 office:name="__Annotation__9492_317165615" loext:resolved="false"><dc:creator>Michael Thomas</dc:creator><dc:date>2020-04-15T12:58:28.190000000</dc:date><text:p text:style-name="P12"><text:span text:style-name="T26">Good clean chapter. <text:s/>The document is easy to read and understand.</text:span></text:p>
<text:p text:style-name="P12"><text:span text:style-name="T26"/></text:p>
<text:p text:style-name="P12"><text:span text:style-name="T26">I am running Windows 10 and Visual Studio 2019 16.6.0 Preview 3.</text:span></text:p>
<text:p text:style-name="P12"><text:span text:style-name="T26"/></text:p>
<text:p text:style-name="P12"><text:span text:style-name="T26">All links in the chapter work.</text:span></text:p>
</office:annotation>exploration 55<office:annotation-end office:name="__Annotation__9492_317165615"/></text:p>
      <text:p text:style-name="P8"/>
      <text:p text:style-name="P7"></text:p>
      <text:p text:style-name="P3">Template Constraints</text:p>
      <text:p text:style-name="Body_20_Text_20_First"><text:span text:style-name="T3">One drawback to templates is that they are open to misuse, and accidentally using the wrong type as a template argument can confuse a compiler to such a degree that the error messages it issues require an advanced degree in C++ to decipher. Not to worry, though, because a template author can specify constraints on template arguments. This exploration describes how to write constraints on your templates.</text:span></text:p>
      <text:h text:style-name="Heading_20_1" text:outline-level="1"><text:span text:style-name="T9">Constraining</text:span> a Function Template</text:h>
      <text:p text:style-name="Body_20_Text_20_First">Consider what would happen if you were to pass a string to the <text:span text:style-name="Code_20_Inline">ipower()</text:span> function (Listing 54-7), or a floating-point value. The function works correctly only for integral arguments, but because C++ has several different integral types, writing a template makes more sense than writing <text:span text:style-name="T3">the same function multiple times, once per integral type. What we really want is a way to restrict the template arguments to only the integral types. Listing 55-1 show how to limit the arguments to integral types.</text:span></text:p>
      <text:p text:style-name="Code_20_Caption"><text:change-start text:change-id="ct93959954933760"/><text:span text:style-name="T12"><text:hidden-text text:condition="ooow:" text:string-value=".hh" text:is-hidden="true"/></text:span><text:change-end text:change-id="ct93959954933760"/><text:span text:style-name="T12">Listing 55-1.</text:span> Requiring Template Argument Types To Be Integral</text:p>
      <text:p text:style-name="Code">/// Compute base<text:span text:style-name="T7"> to the exp-th power</text:span> at compile time.</text:p>
      <text:p text:style-name="Code">template&lt;class Base, class Exp&gt;</text:p>
      <text:p text:style-name="Code"><text:span text:style-name="T7">Base</text:span> constexpr ipower(<text:span text:style-name="T7">Base</text:span> base, <text:span text:style-name="T7">Exp</text:span> exp)</text:p>
      <text:p text:style-name="Code_20_Bold"><text:s text:c="4"/>requires std::integral&lt;Base&gt; and std::integral&lt;Exp&gt;</text:p>
      <text:p text:style-name="Code">{</text:p>
      <text:p text:style-name="Code"><text:s text:c="4"/>if (exp &lt; Exp{})</text:p>
      <text:p text:style-name="Code"><text:s text:c="8"/><text:span text:style-name="T7">throw</text:span> std::<text:span text:style-name="T7">domain</text:span>_error("No negative powers of 10");</text:p>
      <text:p text:style-name="Code"><text:s text:c="4"/>if (exp == Exp{})</text:p>
      <text:p text:style-name="Code"><text:s text:c="4"/>{</text:p>
      <text:p text:style-name="Code"><text:s text:c="8"/>if (base == Base{})</text:p>
      <text:p text:style-name="Code"><text:s text:c="12"/><text:span text:style-name="T7">throw</text:span> std::domain_error("0 to 0th power is not allowed");</text:p>
      <text:p text:style-name="Code"><text:s text:c="8"/>return Base{1};</text:p>
      <text:p text:style-name="Code"><text:s text:c="4"/>}</text:p>
      <text:p text:style-name="Code"/>
      <text:p text:style-name="Code"><text:s text:c="4"/><text:span text:style-name="T7">Base</text:span> power{base};</text:p>
      <text:p text:style-name="Code"><text:soft-page-break/><text:s text:c="4"/>for (<text:span text:style-name="T7">Exp</text:span> e{1}; e != exp;)</text:p>
      <text:p text:style-name="P6"><text:s text:c="4"/>{</text:p>
      <text:p text:style-name="Code"><text:span text:style-name="T13"><text:s text:c="8"/>// invariant(power == base ** e)</text:span></text:p>
      <text:p text:style-name="Code"><text:span text:style-name="T13"><text:s text:c="8"/>if (</text:span><text:span text:style-name="T8">e</text:span><text:span text:style-name="T13"> </text:span><text:span text:style-name="T8">+ e &lt; exp</text:span><text:span text:style-name="T13">)</text:span></text:p>
      <text:p text:style-name="P6"><text:s text:c="8"/>{</text:p>
      <text:p text:style-name="P6"><text:s text:c="12"/>power *= power;</text:p>
      <text:p text:style-name="Code"><text:span text:style-name="T13"><text:s text:c="12"/></text:span><text:span text:style-name="T8">e</text:span><text:span text:style-name="T13"> += e;</text:span></text:p>
      <text:p text:style-name="P6"><text:s text:c="8"/>}</text:p>
      <text:p text:style-name="P6"><text:s text:c="8"/>else</text:p>
      <text:p text:style-name="P6"><text:s text:c="8"/>{</text:p>
      <text:p text:style-name="Code"><text:span text:style-name="T13"><text:s text:c="12"/>power *= base;</text:span></text:p>
      <text:p text:style-name="Code"><text:span text:style-name="T13"><text:s text:c="12"/></text:span><text:span text:style-name="T8">++e</text:span><text:span text:style-name="T13">;</text:span></text:p>
      <text:p text:style-name="P6"><text:s text:c="8"/>}</text:p>
      <text:p text:style-name="P6"><text:s text:c="4"/>}</text:p>
      <text:p text:style-name="P6"><text:s text:c="4"/>return power;</text:p>
      <text:p text:style-name="Code">}</text:p>
      <text:p text:style-name="Body_20_Text_20_Cont">Now if you try to pass a string or floating-point value, the compiler tells you that the <text:span text:style-name="Code_20_Inline">integral</text:span> constraint has been violated. <text:span text:style-name="Strong_20_Emphasis">Try calling </text:span><text:span text:style-name="Code_20_Bold"><text:span text:style-name="T16">ipower</text:span></text:span><text:span text:style-name="Strong_20_Emphasis">() with different arguments types and see what kinds of messages your compiler issues.</text:span></text:p>
      <text:p text:style-name="Body_20_Text_20_Cont">The <text:span text:style-name="Code_20_Inline">requires</text:span> modifier follows a function template declaration or the function header in a definition. What follows requires looks like a Boolean expression, but is slightly different. Constraints can be combined with logical operators (<text:span text:style-name="Code_20_Inline">and</text:span>, <text:span text:style-name="Code_20_Inline"><text:span text:style-name="T14">or</text:span></text:span>, <text:span text:style-name="Code_20_Inline"><text:span text:style-name="T14">not</text:span></text:span>), and, like a Boolean expression, <text:span text:style-name="T3">the compiler </text:span>evaluates constraints with short-circuits. <text:span text:style-name="T3">If the left-hand constraint of an </text:span><text:span text:style-name="Code_20_Inline"><text:span text:style-name="T14">and</text:span></text:span><text:span text:style-name="T3"> is false, the constraint fails without evaluating the right-hand constraint. And if the left-hand constraint of an </text:span><text:span text:style-name="Code_20_Inline"><text:span text:style-name="T14">or</text:span></text:span><text:span text:style-name="T3"> is true, the constraint passes without evaluating the right-hand constraint. You can use parentheses for complicated constraints.</text:span></text:p>
      <text:p text:style-name="P1">You can also use constraints to distinguish among overloaded functions. For example, the std::vector&lt;&gt; template has several functions named insert to insert one or more values into the vector. One insert function is a member function template that takes two iterators as argument and copies a range of values into the vector at a specific position:</text:p>
      <text:p text:style-name="Code">template&lt;class InputIterator&gt;</text:p>
      <text:p text:style-name="Code">iterator insert(const_iterator <text:span text:style-name="T7">pos</text:span>, InputIterator first, InputIterator last);</text:p>
      <text:p text:style-name="P1">There is also a function that inserts multiple copies of a single value:</text:p>
      <text:p text:style-name="Code">iterator insert(const_iterator pos, size_type count, T const&amp; value);</text:p>
      <text:p text:style-name="P1"><text:span text:style-name="Strong_20_Emphasis">How does the compiler interpret the following code?</text:span></text:p>
      <text:p text:style-name="Code">std::vector&lt;int&gt; v;</text:p>
      <text:p text:style-name="Code">v.insert(v.end(), 10, 20);</text:p>
      <text:p text:style-name="Num_20_List">____________________________________________________________________</text:p>
      <text:p text:style-name="Num_20_List">____________________________________________________________________</text:p>
      <text:p text:style-name="Num_20_List">____________________________________________________________________</text:p>
      <text:p text:style-name="Num_20_List">____________________________________________________________________</text:p>
      <text:p text:style-name="Body_20_Text_20_Cont"><text:soft-page-break/>Because the type of <text:span text:style-name="Code_20_Inline"><text:span text:style-name="T14">10</text:span></text:span> and <text:span text:style-name="Code_20_Inline"><text:span text:style-name="T14">20</text:span></text:span> is <text:span text:style-name="Code_20_Inline"><text:span text:style-name="T14">int</text:span></text:span>, the template function is invoked with the InputIterator type set to <text:span text:style-name="Code_20_Inline">int</text:span>. Obviously, 10 and 20 are not iterators and the compiler would end up issuing numerous errors. So the iterator form of the function is constrainted as follows:</text:p>
      <text:p text:style-name="Code">template&lt;class InputIterator&gt;</text:p>
      <text:p text:style-name="Code">iterator insert(const_iterator <text:span text:style-name="T7">pos</text:span>, InputIterator first, InputIterator last)</text:p>
      <text:p text:style-name="Code"><text:span text:style-name="Code_20_Bold"><text:span text:style-name="T20"><text:s text:c="4"/>requires std::input_iterator&lt;InputIterator&gt;;</text:span></text:span></text:p>
      <text:p text:style-name="Body_20_Text_20_Cont"><text:span text:style-name="T3">The </text:span><text:span text:style-name="Code_20_Inline"><text:span text:style-name="T14">&lt;iterator&gt;</text:span></text:span><text:span text:style-name="T3"> header defines </text:span><text:span text:style-name="Code_20_Inline"><text:span text:style-name="T14">std::input_iterator</text:span></text:span><text:span text:style-name="T3">.</text:span></text:p>
      <text:p text:style-name="Body_20_Text_20_Cont"><text:span text:style-name="T3">Now it’s your turn. </text:span><text:span text:style-name="Strong_20_Emphasis"><text:span text:style-name="T3">Modify Listing the </text:span></text:span><text:span text:style-name="Code_20_Bold"><text:span text:style-name="T10">copy()</text:span></text:span><text:span text:style-name="Strong_20_Emphasis"><text:span text:style-name="T3"> function in Listing 51-5 to add suitable constraints on the template parameters.</text:span></text:span><text:span text:style-name="T4"> The </text:span><text:span text:style-name="Code_20_Inline"><text:span text:style-name="T15">&lt;iterator&gt;</text:span></text:span><text:span text:style-name="T4"> header provides </text:span><text:span text:style-name="Code_20_Inline"><text:span text:style-name="T15">std::output_iterator&lt;I,</text:span></text:span><text:span text:style-name="T4"> </text:span><text:span text:style-name="Code_20_Inline"><text:span text:style-name="T15">T&gt;</text:span></text:span><text:span text:style-name="T4">, where </text:span><text:span text:style-name="Code_20_Inline"><text:span text:style-name="T15">I</text:span></text:span><text:span text:style-name="T4"> is the iterator to test and </text:span><text:span text:style-name="Code_20_Inline"><text:span text:style-name="T15">T</text:span></text:span><text:span text:style-name="T4"> is the value type. The </text:span><text:span text:style-name="Code_20_Inline"><text:span text:style-name="T15">&lt;ranges&gt;</text:span></text:span><text:span text:style-name="T4"> header provides </text:span><text:span text:style-name="Code_20_Inline"><text:span text:style-name="T15">std::ranges::input_range&lt;R&gt;</text:span></text:span><text:span text:style-name="T4"> as well as </text:span><text:span text:style-name="Code_20_Inline"><text:span text:style-name="T15">std::ranges::range_value_t&lt;R&gt;</text:span></text:span><text:span text:style-name="T4">, which yields the value type for a range </text:span><text:span text:style-name="Code_20_Inline"><text:span text:style-name="T15">R</text:span></text:span><text:span text:style-name="T4">. Compare your function with Listing 55-2.</text:span></text:p>
      <text:p text:style-name="Code_20_Caption"><text:change-start text:change-id="ct93959972469760"/><text:span text:style-name="T12"><text:hidden-text text:condition="ooow:" text:string-value=".hh" text:is-hidden="true"/></text:span><text:change-end text:change-id="ct93959972469760"/><text:span text:style-name="T12">Listing 55-2.</text:span> <text:span text:style-name="T5">Constraining the </text:span><text:span text:style-name="Code_20_Inline"><text:span text:style-name="T17">copy</text:span></text:span><text:span text:style-name="T5"> Function’s Arguments</text:span></text:p>
      <text:p text:style-name="Code">template&lt;class <text:span text:style-name="T7">Input, class Output</text:span>&gt;</text:p>
      <text:p text:style-name="Code">Output copy(Input input, <text:span text:style-name="T7">Output </text:span>output)</text:p>
      <text:p text:style-name="Code"><text:span text:style-name="Code_20_Bold"><text:span text:style-name="T20"><text:s text:c="3"/>requires</text:span></text:span></text:p>
      <text:p text:style-name="Code"><text:span text:style-name="Code_20_Bold"><text:span text:style-name="T20"><text:s text:c="7"/>std::ranges::input_range&lt;Input&gt; and</text:span></text:span></text:p>
      <text:p text:style-name="Code"><text:span text:style-name="Code_20_Bold"><text:span text:style-name="T20"><text:s text:c="7"/>std::output_iterator&lt;</text:span></text:span><text:span text:style-name="Code_20_Bold"><text:span text:style-name="T11">Output</text:span></text:span><text:span text:style-name="Code_20_Bold"><text:span text:style-name="T20">, std::ranges::range_value_t&lt;Input&gt;&gt;</text:span></text:span></text:p>
      <text:p text:style-name="Code">{</text:p>
      <text:p text:style-name="Code"><text:s text:c="3"/>for (auto const&amp; item : input)</text:p>
      <text:p text:style-name="Code"><text:s text:c="7"/>*output++ = item;</text:p>
      <text:p text:style-name="Code"><text:s text:c="3"/>return output;</text:p>
      <text:p text:style-name="Code">}</text:p>
      <text:p text:style-name="Body_20_Text_20_Cont">Another way to specify constraints <text:span text:style-name="T3">is to dictate the operations that you need to perform on the function arguments. For example, suppose you want to implement an operator to multiply a </text:span><text:span text:style-name="Code_20_Inline"><text:span text:style-name="T14">rational&lt;T&gt;</text:span></text:span><text:span text:style-name="T3"> value by any numeric scalar value, and you want to permit user-defined types (</text:span><text:span text:style-name="Code_20_Inline"><text:span text:style-name="T14">std::integral&lt;T&gt;</text:span></text:span><text:span text:style-name="T3"> and </text:span><text:span text:style-name="Code_20_Inline"><text:span text:style-name="T14">std::floating_point&lt;T&gt;</text:span></text:span><text:span text:style-name="T3"> work only for built-in types). Listing 55-3 shows how to define the constraints in terms of the multiplication and division operations:</text:span></text:p>
      <text:p text:style-name="Code_20_Caption"><text:change-start text:change-id="ct93959946134400"/><text:span text:style-name="T12"><text:hidden-text text:condition="ooow:" text:string-value=".hh" text:is-hidden="true"/></text:span><text:change-end text:change-id="ct93959946134400"/><text:span text:style-name="T12">Listing 55-3.</text:span> <text:span text:style-name="T5">Constraining a Multiplication Operator</text:span></text:p>
      <text:p text:style-name="Code">template&lt;class <text:span text:style-name="T7">T, class U</text:span>&gt;</text:p>
      <text:p text:style-name="Code"><text:span text:style-name="T7">U operator*</text:span>(<text:span text:style-name="T7">rational&lt;T&gt; const&amp; lhs</text:span>, <text:span text:style-name="T7">U const&amp; rhs</text:span>)</text:p>
      <text:p text:style-name="Code"><text:span text:style-name="Code_20_Bold"><text:s text:c="3"/>requires</text:span></text:p>
      <text:p text:style-name="Code"><text:span text:style-name="Code_20_Bold"><text:span text:style-name="T20"><text:s text:c="6"/>requires(T lhs, U rhs) {</text:span></text:span></text:p>
      <text:p text:style-name="Code"><text:span text:style-name="Code_20_Bold"><text:span text:style-name="T20"><text:s text:c="9"/>(lhs * rhs) / lhs;</text:span></text:span></text:p>
      <text:p text:style-name="Code"><text:span text:style-name="Code_20_Bold"><text:span text:style-name="T20"><text:s text:c="6"/>}</text:span></text:span></text:p>
      <text:p text:style-name="Code">{</text:p>
      <text:p text:style-name="Code"><text:s text:c="3"/>return lhs.numerator() * rhs / lhs.denominator();</text:p>
      <text:p text:style-name="Code">}</text:p>
      <text:p text:style-name="Body_20_Text_20_Cont"><text:soft-page-break/><text:span text:style-name="T3">The second </text:span><text:span text:style-name="Code_20_Inline"><text:span text:style-name="T14">requires</text:span></text:span><text:span text:style-name="T3"> keyword starts a requires expression. This requires expression is followed by what look like function parameters. Within the curly braces is a sequence of requirements, each terminated by a semicolon. In Listing 55-3, the requirement is simply an expression. If the expression is valid, the requirement is true. If the user were to, say, try to pass a string to the </text:span><text:span text:style-name="Code_20_Inline"><text:span text:style-name="T14">*</text:span></text:span><text:span text:style-name="T3"> operator, the compiler would report that the </text:span><text:span text:style-name="Code_20_Inline"><text:span text:style-name="T14">(lhs</text:span></text:span><text:span text:style-name="T3"> </text:span><text:span text:style-name="Code_20_Inline"><text:span text:style-name="T14">*</text:span></text:span><text:span text:style-name="T3"> </text:span><text:span text:style-name="Code_20_Inline"><text:span text:style-name="T14">rhs)</text:span></text:span><text:span text:style-name="T3"> </text:span><text:span text:style-name="Code_20_Inline"><text:span text:style-name="T14">/</text:span></text:span><text:span text:style-name="T3"> </text:span><text:span text:style-name="Code_20_Inline"><text:span text:style-name="T14">lhs</text:span></text:span><text:span text:style-name="T3"> constraint was violated.</text:span></text:p>
      <text:p text:style-name="Body_20_Text_20_Cont"><text:span text:style-name="T3">Another kind of requirement that can appear in the list is a type requirement, which is just the name of a type such as a member type name or a template specialization. If the type is valid, the requirement is true. For example, all of the standard containers have a member type named </text:span><text:span text:style-name="Code_20_Inline"><text:span text:style-name="T14">size_type</text:span></text:span><text:span text:style-name="T3">. If you wanted to write a </text:span><text:span text:style-name="Code_20_Inline"><text:span text:style-name="T14">size()</text:span></text:span><text:span text:style-name="T3"> function that checks for a </text:span><text:span text:style-name="Code_20_Inline"><text:span text:style-name="T14">size_type</text:span></text:span><text:span text:style-name="T3"> member and a </text:span><text:span text:style-name="Code_20_Inline"><text:span text:style-name="T14">size()</text:span></text:span><text:span text:style-name="T3"> member function, you could write it as shown in Listing 55-4.</text:span></text:p>
      <text:p text:style-name="Code_20_Caption"><text:change-start text:change-id="ct93960031702208"/><text:span text:style-name="T12"><text:hidden-text text:condition="ooow:" text:string-value=".hh" text:is-hidden="true"/></text:span><text:change-end text:change-id="ct93960031702208"/><text:span text:style-name="T12">Listing 55-4.</text:span> <text:span text:style-name="T5">Constraining the </text:span><text:span text:style-name="Code_20_Inline"><text:span text:style-name="T17">size</text:span></text:span><text:span text:style-name="T5"> Function</text:span></text:p>
      <text:p text:style-name="Code">template&lt;class <text:span text:style-name="T7">T</text:span>&gt;</text:p>
      <text:p text:style-name="Code"><text:span text:style-name="Code_20_Inline"><text:span text:style-name="T18">auto size</text:span></text:span><text:span text:style-name="Code_20_Inline">(</text:span><text:span text:style-name="Code_20_Inline"><text:span text:style-name="T18">T const&amp; container</text:span></text:span><text:span text:style-name="Code_20_Inline">)</text:span></text:p>
      <text:p text:style-name="Code"><text:span text:style-name="Code_20_Inline"><text:s text:c="3"/>requires</text:span></text:p>
      <text:p text:style-name="Code"><text:span text:style-name="Code_20_Inline"><text:s text:c="6"/>requires(T </text:span><text:span text:style-name="Code_20_Inline"><text:span text:style-name="T18">container</text:span></text:span><text:span text:style-name="Code_20_Inline">) {</text:span></text:p>
      <text:p text:style-name="Code"><text:span text:style-name="Code_20_Inline"><text:s text:c="9"/>container</text:span><text:span text:style-name="Code_20_Inline"><text:span text:style-name="T18">.size()</text:span></text:span><text:span text:style-name="Code_20_Inline">;</text:span></text:p>
      <text:p text:style-name="Code"><text:span text:style-name="Code_20_Inline"><text:s text:c="9"/>typename T::size_type;</text:span></text:p>
      <text:p text:style-name="Code"><text:span text:style-name="Code_20_Inline"><text:s text:c="9"/>{ container.size() } -&gt; std::same_as&lt;typename T::size_type&gt;;</text:span></text:p>
      <text:p text:style-name="Code"><text:span text:style-name="Code_20_Inline"><text:s text:c="6"/>}</text:span></text:p>
      <text:p text:style-name="Code">{</text:p>
      <text:p text:style-name="Code"><text:s text:c="3"/>return <text:span text:style-name="Code_20_Inline"><text:span text:style-name="T19">container</text:span></text:span><text:span text:style-name="T7">.size()</text:span>;</text:p>
      <text:p text:style-name="Code">}</text:p>
      <text:p text:style-name="Body_20_Text_20_Cont"><text:span text:style-name="T3">The </text:span><text:span text:style-name="Code_20_Inline"><text:span text:style-name="T14">container.size()</text:span></text:span><text:span text:style-name="T3"> constraint checks that the expression is valid, which means the </text:span><text:span text:style-name="Code_20_Inline"><text:span text:style-name="T14">size()</text:span></text:span><text:span text:style-name="T3"> member function is valid. If it is valid, that is, the compiler know how to call the </text:span><text:span text:style-name="Code_20_Inline"><text:span text:style-name="T14">size()</text:span></text:span><text:span text:style-name="T3"> member function, the compiler checks the second requirement, or </text:span><text:span text:style-name="Code_20_Inline"><text:span text:style-name="T14">typename</text:span></text:span><text:span text:style-name="T3"> </text:span><text:span text:style-name="Code_20_Inline"><text:span text:style-name="T14">T::size_type</text:span></text:span><text:span text:style-name="T3">, which checks that the template argument has a </text:span><text:span text:style-name="Code_20_Inline"><text:span text:style-name="T14">size_type</text:span></text:span><text:span text:style-name="T3"> type member. If the second requirement is true, the compiler checks the third requirement. This checks that </text:span><text:span text:style-name="Code_20_Inline"><text:span text:style-name="T14">container.size()</text:span></text:span><text:span text:style-name="T3"> is valid and that the return type is </text:span><text:span text:style-name="Code_20_Inline"><text:span text:style-name="T14">T::size_type</text:span></text:span><text:span text:style-name="T3">., using the standard </text:span><text:span text:style-name="Code_20_Inline"><text:span text:style-name="T14">std::same_as</text:span></text:span><text:span text:style-name="T3"> concept. The final requirement subsumes the first two, but Listing 55-4 shows all three just to demonstrate the three flavors of requirement expressions.</text:span></text:p>
      <text:p text:style-name="P1">An alternative syntax is for the template constraint to follow immediately after the template header. Listing 55-5 shows the same constraints as Listing 55-4, but with this different syntax.</text:p>
      <text:p text:style-name="Code_20_Caption"><text:change-start text:change-id="ct93959914327536"/><text:span text:style-name="T12"><text:hidden-text text:condition="ooow:" text:string-value=".hh" text:is-hidden="true"/></text:span><text:change-end text:change-id="ct93959914327536"/><text:span text:style-name="T12">Listing 55-5.</text:span> <text:span text:style-name="T5">Constraining the </text:span><text:span text:style-name="Code_20_Inline"><text:span text:style-name="T17">size</text:span></text:span><text:span text:style-name="T5"> Function</text:span></text:p>
      <text:p text:style-name="Code">template&lt;class <text:span text:style-name="T7">T</text:span>&gt;</text:p>
      <text:p text:style-name="Code"><text:span text:style-name="Code_20_Inline">requires</text:span></text:p>
      <text:p text:style-name="Code"><text:span text:style-name="Code_20_Inline"><text:s text:c="3"/>requires(T </text:span><text:span text:style-name="Code_20_Inline"><text:span text:style-name="T18">container</text:span></text:span><text:span text:style-name="Code_20_Inline">) {</text:span></text:p>
      <text:p text:style-name="Code"><text:span text:style-name="Code_20_Inline"><text:s text:c="6"/>container</text:span><text:span text:style-name="Code_20_Inline"><text:span text:style-name="T18">.size()</text:span></text:span><text:span text:style-name="Code_20_Inline">;</text:span></text:p>
      <text:p text:style-name="Code"><text:soft-page-break/><text:span text:style-name="Code_20_Inline"><text:s text:c="6"/>typename T::size_type;</text:span></text:p>
      <text:p text:style-name="Code"><text:span text:style-name="Code_20_Inline"><text:s text:c="6"/>{ container.size() } -&gt; std::same_as&lt;typename T::size_type&gt;;</text:span></text:p>
      <text:p text:style-name="Code"><text:span text:style-name="Code_20_Inline"><text:s text:c="3"/>}</text:span></text:p>
      <text:p text:style-name="Code"><text:span text:style-name="Code_20_Inline"><text:span text:style-name="T18">auto size</text:span></text:span><text:span text:style-name="Code_20_Inline">(</text:span><text:span text:style-name="Code_20_Inline"><text:span text:style-name="T18">T const&amp; container</text:span></text:span><text:span text:style-name="Code_20_Inline">)</text:span></text:p>
      <text:p text:style-name="Code">{</text:p>
      <text:p text:style-name="Code"><text:s text:c="3"/>return <text:span text:style-name="Code_20_Inline"><text:span text:style-name="T19">container</text:span></text:span><text:span text:style-name="T7">.size()</text:span>;</text:p>
      <text:p text:style-name="P4">}</text:p>
      <text:h text:style-name="Heading_20_1" text:outline-level="1"><text:span text:style-name="T9">Constraining</text:span> a Class Template</text:h>
      <text:p text:style-name="Body_20_Text_20_First">You can also apply constraints to a class template. For example, the <text:span text:style-name="Code_20_Inline">rational</text:span> template requires that its template argument be an integral type:</text:p>
      <text:p text:style-name="Code">template&lt;class T&gt;</text:p>
      <text:p text:style-name="Code">requires std::integral&lt;T&gt;</text:p>
      <text:p text:style-name="Code">class rational;</text:p>
      <text:p text:style-name="Body_20_Text_20_Cont">The constraints are the same as for function templates. Within a class definition, you can also apply constraints to individual member functions that are templates.</text:p>
      <text:p text:style-name="Body_20_Text_20_Cont">T<text:span text:style-name="T3">o</text:span> further abbreviate a template <text:span text:style-name="T3">header, instead of using </text:span><text:span text:style-name="Code_20_Inline"><text:span text:style-name="T14">class</text:span></text:span><text:span text:style-name="T3"> to introduce a parameter name, you can use a concept. For example,</text:span></text:p>
      <text:p text:style-name="Code">template&lt;std::integral T&gt;</text:p>
      <text:p text:style-name="Code">class rational;</text:p>
      <text:h text:style-name="Heading_20_1" text:outline-level="1">Standard Concepts</text:h>
      <text:p text:style-name="Body_20_Text_20_First">As you’ve seen, the C++ standard library provides many useful constraint tests. These tests are called <text:span text:style-name="Emphasis">concepts</text:span>. Many fundamental concepts are defined in the <text:span text:style-name="Code_20_Inline"><text:span text:style-name="T14">&lt;concepts&gt;</text:span></text:span> headers, with additional concepts defined in <text:span text:style-name="Code_20_Inline"><text:span text:style-name="T14">&lt;iterator&gt;</text:span></text:span> and <text:span text:style-name="Code_20_Inline">&lt;ranges&gt;</text:span>. Among the concepts defined in the <text:span text:style-name="Code_20_Inline">&lt;concepts&gt;</text:span> header are the following:</text:p>
      <text:h text:style-name="Heading_20_2" text:outline-level="2"><text:span text:style-name="Code_20_Inline">std::equality_comparable&lt;T&gt;</text:span></text:h>
      <text:p text:style-name="Body_20_Text_20_First"><text:span text:style-name="Default_20_Paragraph_20_Font">Yields a true constraint if values of type </text:span><text:span text:style-name="Code_20_Inline"><text:span text:style-name="T14">T</text:span></text:span><text:span text:style-name="Default_20_Paragraph_20_Font"> can be compared for equality. with the </text:span><text:span text:style-name="Code_20_Inline">==</text:span><text:span text:style-name="Default_20_Paragraph_20_Font"> operator. The </text:span><text:span text:style-name="Code_20_Inline">find()</text:span><text:span text:style-name="Default_20_Paragraph_20_Font"> algorithm requires elements be </text:span><text:span text:style-name="Code_20_Inline"><text:span text:style-name="T14">equality_comparable</text:span></text:span><text:span text:style-name="Default_20_Paragraph_20_Font"> if the caller does not provide a predicate.</text:span></text:p>
      <text:h text:style-name="Heading_20_2" text:outline-level="2"><text:span text:style-name="Code_20_Inline">std::floating_point&lt;T&gt;</text:span></text:h>
      <text:p text:style-name="Body_20_Text_20_First"><text:span text:style-name="Default_20_Paragraph_20_Font">Yields a true constraint if </text:span><text:span text:style-name="Code_20_Inline"><text:span text:style-name="T14">T</text:span></text:span><text:span text:style-name="Default_20_Paragraph_20_Font"> is one of the built-in </text:span><text:span text:style-name="Default_20_Paragraph_20_Font"><text:span text:style-name="T3">floating-point</text:span></text:span><text:span text:style-name="Default_20_Paragraph_20_Font"> types (</text:span><text:span text:style-name="Code_20_Inline"><text:span text:style-name="T14">float</text:span></text:span><text:span text:style-name="Default_20_Paragraph_20_Font"><text:span text:style-name="T3">, </text:span></text:span><text:span text:style-name="Code_20_Inline"><text:span text:style-name="T14">double</text:span></text:span><text:span text:style-name="Default_20_Paragraph_20_Font"><text:span text:style-name="T3">, or </text:span></text:span><text:span text:style-name="Code_20_Inline"><text:span text:style-name="T14">long</text:span></text:span><text:span text:style-name="Default_20_Paragraph_20_Font"><text:span text:style-name="T3"> </text:span></text:span><text:span text:style-name="Code_20_Inline"><text:span text:style-name="T14">double</text:span></text:span><text:span text:style-name="Default_20_Paragraph_20_Font">).</text:span></text:p>
      <text:h text:style-name="Heading_20_2" text:outline-level="2"><text:span text:style-name="Code_20_Inline">std::integral&lt;T&gt;</text:span></text:h>
      <text:p text:style-name="Body_20_Text_20_First">Yields a true constraint if <text:span text:style-name="Code_20_Inline"><text:span text:style-name="T14">T</text:span></text:span> is one of the built-in integral types (<text:span text:style-name="Code_20_Inline"><text:span text:style-name="T14">char</text:span></text:span>, <text:span text:style-name="Code_20_Inline"><text:span text:style-name="T14">short</text:span></text:span>, <text:span text:style-name="Code_20_Inline"><text:span text:style-name="T14">int</text:span></text:span>, <text:span text:style-name="Code_20_Inline"><text:span text:style-name="T14">long</text:span></text:span>, or <text:span text:style-name="Code_20_Inline"><text:span text:style-name="T14">long</text:span></text:span> <text:span text:style-name="Code_20_Inline"><text:span text:style-name="T14">long</text:span></text:span>).</text:p>
      <text:h text:style-name="Heading_20_2" text:outline-level="2"><text:soft-page-break/><text:span text:style-name="Code_20_Inline">predicate&lt;T&gt;</text:span></text:h>
      <text:p text:style-name="Body_20_Text_20_First"><text:span text:style-name="Default_20_Paragraph_20_Font">Yields a true constraint if </text:span><text:span text:style-name="Code_20_Inline">T</text:span><text:span text:style-name="Default_20_Paragraph_20_Font"> is a predicate, that is a function that returns a Boolean result. Many algorithms, such as </text:span><text:span text:style-name="Code_20_Inline"><text:span text:style-name="T14">copy_if()</text:span></text:span><text:span text:style-name="Default_20_Paragraph_20_Font"><text:span text:style-name="T3">, require a predicate argument.</text:span></text:span></text:p>
      <text:h text:style-name="Heading_20_2" text:outline-level="2"><text:span text:style-name="Code_20_Inline">std::strict_weak_order&lt;T&gt;</text:span></text:h>
      <text:p text:style-name="Body_20_Text_20_First"><text:span text:style-name="Default_20_Paragraph_20_Font">Yields a true constraint if values of type </text:span><text:span text:style-name="Code_20_Inline"><text:span text:style-name="T14">T</text:span></text:span><text:span text:style-name="Default_20_Paragraph_20_Font"> can be compared for with the </text:span><text:span text:style-name="Code_20_Inline"><text:span text:style-name="T21">&lt;</text:span></text:span><text:span text:style-name="Default_20_Paragraph_20_Font"> operator, and the result is a strict, weak ordering. This is the requirement for using </text:span><text:span text:style-name="Code_20_Inline"><text:span text:style-name="T14">T</text:span></text:span><text:span text:style-name="Default_20_Paragraph_20_Font"><text:span text:style-name="T14"> </text:span></text:span><text:span text:style-name="Default_20_Paragraph_20_Font">as the </text:span><text:span text:style-name="Default_20_Paragraph_20_Font"><text:span text:style-name="T3">key</text:span></text:span><text:span text:style-name="Default_20_Paragraph_20_Font"> type in a </text:span><text:span text:style-name="Code_20_Inline">map</text:span><text:span text:style-name="Default_20_Paragraph_20_Font">. The term, </text:span><text:span text:style-name="Emphasis">strict</text:span><text:span text:style-name="Default_20_Paragraph_20_Font">, means that </text:span><text:span text:style-name="Default_20_Paragraph_20_Font"><text:span text:style-name="T3">an expression </text:span></text:span><text:span text:style-name="Code_20_Inline"><text:span text:style-name="T21">x</text:span></text:span><text:span text:style-name="Default_20_Paragraph_20_Font"><text:span text:style-name="T3"> </text:span></text:span><text:span text:style-name="Code_20_Inline"><text:span text:style-name="T14">&lt;</text:span></text:span><text:span text:style-name="Default_20_Paragraph_20_Font"><text:span text:style-name="T3"> </text:span></text:span><text:span text:style-name="Code_20_Inline"><text:span text:style-name="T21">x</text:span></text:span><text:span text:style-name="Default_20_Paragraph_20_Font"><text:span text:style-name="T3"> is always false, and weak ordering is essentially the ability to say that</text:span></text:span></text:p>
      <text:h text:style-name="Heading_20_1" text:outline-level="1"><text:span text:style-name="Default_20_Paragraph_20_Font">Iterator Concepts</text:span></text:h>
      <text:p text:style-name="Body_20_Text_20_First"><text:span text:style-name="Default_20_Paragraph_20_Font">The </text:span><text:span text:style-name="Code_20_Inline">&lt;iterator&gt;</text:span><text:span text:style-name="Default_20_Paragraph_20_Font"> header defines a concept for each iterator category, plus some finer-grained concepts.</text:span></text:p>
      <text:h text:style-name="Heading_20_2" text:outline-level="2"><text:span text:style-name="Code_20_Inline">std::</text:span><text:span text:style-name="Code_20_Inline"><text:span text:style-name="T22">bidirection</text:span></text:span><text:span text:style-name="Code_20_Inline">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bidirectional, random-access, or contiguous.</text:span></text:p>
      <text:h text:style-name="Heading_20_2" text:outline-level="2"><text:span text:style-name="Code_20_Inline">std::contiguous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contiguous.</text:span></text:p>
      <text:h text:style-name="Heading_20_2" text:outline-level="2"><text:span text:style-name="Code_20_Inline">std::</text:span><text:span text:style-name="Code_20_Inline"><text:span text:style-name="T22">forward</text:span></text:span><text:span text:style-name="Code_20_Inline">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forward, bidirectional, random-access, or contiguous.</text:span></text:p>
      <text:h text:style-name="Heading_20_2" text:outline-level="2"><text:span text:style-name="Code_20_Inline">std::in</text:span><text:span text:style-name="Code_20_Inline"><text:span text:style-name="T22">directly_readable&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y read iterator, that is, it is possible to read a value indirectly, or via the dereference operator (</text:span></text:span><text:span text:style-name="Code_20_Inline"><text:span text:style-name="T14">*</text:span></text:span><text:span text:style-name="Default_20_Paragraph_20_Font"><text:span text:style-name="T3">)</text:span></text:span><text:span text:style-name="Default_20_Paragraph_20_Font">.</text:span></text:p>
      <text:h text:style-name="Heading_20_2" text:outline-level="2"><text:span text:style-name="Code_20_Inline">std::in</text:span><text:span text:style-name="Code_20_Inline"><text:span text:style-name="T22">directly_writable&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y write iterator, that is, it is possible to write a value indirectly, or via the dereference operator (</text:span></text:span><text:span text:style-name="Code_20_Inline"><text:span text:style-name="T14">*</text:span></text:span><text:span text:style-name="Default_20_Paragraph_20_Font"><text:span text:style-name="T3">)</text:span></text:span><text:span text:style-name="Default_20_Paragraph_20_Font">.</text:span></text:p>
      <text:h text:style-name="Heading_20_2" text:outline-level="2"><text:span text:style-name="Code_20_Inline">std::in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input, forward, bidirectional, random-access, or contiguous.</text:span></text:p>
      <text:h text:style-name="Heading_20_2" text:outline-level="2"><text:soft-page-break/><text:span text:style-name="Code_20_Inline">std::input_or_out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 input or output iterator</text:span></text:span><text:span text:style-name="Default_20_Paragraph_20_Font">. These two iterator types share the common trait that they are incrementable and </text:span><text:span text:style-name="Default_20_Paragraph_20_Font"><text:span text:style-name="T3">code must dereference the iterator once between iterations.</text:span></text:span></text:p>
      <text:h text:style-name="Heading_20_2" text:outline-level="2"><text:span text:style-name="Code_20_Inline">std::out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output, forward, bidirectional, random-access, or contiguous.</text:span></text:p>
      <text:h text:style-name="Heading_20_2" text:outline-level="2"><text:span text:style-name="Code_20_Inline">std::</text:span><text:span text:style-name="Code_20_Inline"><text:span text:style-name="T22">permutable&lt;I&gt;</text:span></text:span></text:h>
      <text:p text:style-name="Body_20_Text_20_First"><text:span text:style-name="Default_20_Paragraph_20_Font">Yields a true constraint if </text:span><text:span text:style-name="Code_20_Inline">I</text:span><text:span text:style-name="Default_20_Paragraph_20_Font"> </text:span><text:span text:style-name="Default_20_Paragraph_20_Font"><text:span text:style-name="T3">can be used to reorder data in the iterable range</text:span></text:span><text:span text:style-name="Default_20_Paragraph_20_Font">. </text:span><text:span text:style-name="Default_20_Paragraph_20_Font"><text:span text:style-name="T3">A permuting algorithm may move or swap data.</text:span></text:span></text:p>
      <text:h text:style-name="Heading_20_2" text:outline-level="2"><text:span text:style-name="Code_20_Inline">std::random_access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random-access or contiguous.</text:span></text:p>
      <text:h text:style-name="Heading_20_2" text:outline-level="2"><text:span text:style-name="Code_20_Inline">std::so</text:span><text:span text:style-name="Code_20_Inline"><text:span text:style-name="T22">rtable&lt;I&gt;</text:span></text:span></text:h>
      <text:p text:style-name="Body_20_Text_20_First"><text:span text:style-name="Default_20_Paragraph_20_Font">Yields a true constraint if </text:span><text:span text:style-name="Code_20_Inline">I</text:span><text:span text:style-name="Default_20_Paragraph_20_Font"> </text:span><text:span text:style-name="Default_20_Paragraph_20_Font"><text:span text:style-name="T3">can be used to order data in the iterable range</text:span></text:span><text:span text:style-name="Default_20_Paragraph_20_Font">. </text:span><text:span text:style-name="Default_20_Paragraph_20_Font"><text:span text:style-name="T3">A sorting algorithm may move or swap data and must be able to compare elements in a strict, weak ordering.</text:span></text:span></text:p>
      <text:h text:style-name="Heading_20_1" text:outline-level="1"><text:span text:style-name="Default_20_Paragraph_20_Font"><text:span text:style-name="T9">Range</text:span></text:span><text:span text:style-name="Default_20_Paragraph_20_Font"> Concepts</text:span></text:h>
      <text:p text:style-name="Body_20_Text_20_First"><text:span text:style-name="Default_20_Paragraph_20_Font">The </text:span><text:span text:style-name="Code_20_Inline">&lt;range&gt;</text:span><text:span text:style-name="Default_20_Paragraph_20_Font"> header defines a concept for each iterator category, plus some finer-grained concepts.</text:span></text:p>
      <text:h text:style-name="Heading_20_2" text:outline-level="2"><text:span text:style-name="Code_20_Inline">std::ranges::bidirectional_range&lt;R&gt;</text:span></text:h>
      <text:p text:style-name="Body_20_Text_20_First"><text:span text:style-name="Default_20_Paragraph_20_Font">Yields a true constraint if </text:span><text:span text:style-name="Code_20_Inline">R</text:span><text:span text:style-name="Default_20_Paragraph_20_Font"> is a bidirectional, random-access, or contiguous range, such as a linked list, array, or vector.</text:span></text:p>
      <text:h text:style-name="Heading_20_2" text:outline-level="2"><text:span text:style-name="Code_20_Inline">std::ranges::contiguous_range&lt;R&gt;</text:span></text:h>
      <text:p text:style-name="Body_20_Text_20_First"><text:span text:style-name="Default_20_Paragraph_20_Font">Yields a true constraint if </text:span><text:span text:style-name="Code_20_Inline">R</text:span><text:span text:style-name="Default_20_Paragraph_20_Font"> is a contiguous range, such as an array or vector.</text:span></text:p>
      <text:h text:style-name="Heading_20_2" text:outline-level="2"><text:span text:style-name="Code_20_Inline">std::ranges::forward_range&lt;R&gt;</text:span></text:h>
      <text:p text:style-name="Body_20_Text_20_First"><text:span text:style-name="Default_20_Paragraph_20_Font">Yields a true constraint if </text:span><text:span text:style-name="Code_20_Inline">R</text:span><text:span text:style-name="Default_20_Paragraph_20_Font"> is a forward, bidirectional, random-access, or contiguous range, such as an input view or standard container.</text:span></text:p>
      <text:h text:style-name="Heading_20_2" text:outline-level="2"><text:soft-page-break/><text:span text:style-name="Code_20_Inline">std::ranges::input_range&lt;R&gt;</text:span></text:h>
      <text:p text:style-name="Body_20_Text_20_First"><text:span text:style-name="Default_20_Paragraph_20_Font">Yields a true constraint if </text:span><text:span text:style-name="Code_20_Inline">R</text:span><text:span text:style-name="Default_20_Paragraph_20_Font"> is an input, forward, bidirectional, random-access, or contiguous range, such as an </text:span><text:span text:style-name="Default_20_Paragraph_20_Font"><text:span text:style-name="T3">input view.</text:span></text:span></text:p>
      <text:h text:style-name="Heading_20_2" text:outline-level="2"><text:span text:style-name="Code_20_Inline">std::ranges::</text:span><text:span text:style-name="Code_20_Inline"><text:span text:style-name="T22">output</text:span></text:span><text:span text:style-name="Code_20_Inline">_range&lt;R&gt;</text:span></text:h>
      <text:p text:style-name="Body_20_Text_20_First"><text:span text:style-name="Default_20_Paragraph_20_Font">Yields a true constraint if </text:span><text:span text:style-name="Code_20_Inline">R</text:span><text:span text:style-name="Default_20_Paragraph_20_Font"> is a output, forward, bidirectional, random-access, or contiguous range. So far in this book, we have used an output iterator, not an output range. An example of an output range is a vector that has been presized to accommodate the expected output.</text:span></text:p>
      <text:h text:style-name="Heading_20_2" text:outline-level="2"><text:span text:style-name="Code_20_Inline">std::ranges::random_access_range&lt;R&gt;</text:span></text:h>
      <text:p text:style-name="Body_20_Text_20_First"><text:span text:style-name="Default_20_Paragraph_20_Font">Yields a true constraint if </text:span><text:span text:style-name="Code_20_Inline">R</text:span><text:span text:style-name="Default_20_Paragraph_20_Font"> is a random-access or contiguous range, such as an array or vector.</text:span></text:p>
      <text:h text:style-name="Heading_20_2" text:outline-level="2"><text:span text:style-name="Code_20_Inline">std::ranges::range&lt;R&gt;</text:span></text:h>
      <text:p text:style-name="Body_20_Text_20_First"><text:span text:style-name="Default_20_Paragraph_20_Font">Yields a true constraint if </text:span><text:span text:style-name="Code_20_Inline">R</text:span><text:span text:style-name="Default_20_Paragraph_20_Font"> is a</text:span><text:span text:style-name="Default_20_Paragraph_20_Font"><text:span text:style-name="T3">ny range, such as a pair of iterators, a view, or a standard container</text:span></text:span><text:span text:style-name="Default_20_Paragraph_20_Font">.</text:span></text:p>
      <text:h text:style-name="Heading_20_2" text:outline-level="2"><text:span text:style-name="Code_20_Inline">std::ranges::</text:span><text:span text:style-name="Code_20_Inline"><text:span text:style-name="T22">sized</text:span></text:span><text:span text:style-name="Code_20_Inline">_range&lt;R&gt;</text:span></text:h>
      <text:p text:style-name="Body_20_Text_20_First"><text:span text:style-name="Default_20_Paragraph_20_Font">Yields a true constraint if </text:span><text:span text:style-name="Code_20_Inline">R</text:span><text:span text:style-name="Default_20_Paragraph_20_Font"> is a range with a known size and the size can be determine in constant time (not by iterating the </text:span><text:span text:style-name="Default_20_Paragraph_20_Font"><text:span text:style-name="T3">range).</text:span></text:span></text:p>
      <text:h text:style-name="Heading_20_2" text:outline-level="2"><text:span text:style-name="Code_20_Inline">std::ranges::</text:span><text:span text:style-name="Code_20_Inline"><text:span text:style-name="T22">view</text:span></text:span><text:span text:style-name="Code_20_Inline">&lt;R&gt;</text:span></text:h>
      <text:p text:style-name="Body_20_Text_20_First"><text:span text:style-name="Default_20_Paragraph_20_Font">Yields a true constraint if </text:span><text:span text:style-name="Code_20_Inline">R</text:span><text:span text:style-name="Default_20_Paragraph_20_Font"> is a </text:span><text:span text:style-name="Default_20_Paragraph_20_Font"><text:span text:style-name="T3">view</text:span></text:span><text:span text:style-name="Default_20_Paragraph_20_Font">. </text:span><text:span text:style-name="Default_20_Paragraph_20_Font"><text:span text:style-name="T3">To be a view, a range must be lightweight, that is, movable and destroyable in constant time. To be destroyable in constant time means the view cannot own any elements in the range because destroying the range requires destroying the objects in the range.</text:span></text:span></text:p>
      <text:h text:style-name="Heading_20_1" text:outline-level="1">Writing Your Own Concept</text:h>
      <text:p text:style-name="Body_20_Text_20_First">A <text:span text:style-name="T24">concept</text:span> is a special kind of template <text:span text:style-name="T3">just for </text:span>writing template constraints. For example, suppose you want a constraint for any integral type, including user-defined types. The requirement is that if the user defines an integral type, the <text:span text:style-name="Code_20_Inline">std::numeric_limits</text:span> template must be specialized for that type:</text:p>
      <text:p text:style-name="Code">template&lt;class <text:span text:style-name="T7">T</text:span>&gt;</text:p>
      <text:p text:style-name="Code"><text:span text:style-name="Code_20_Inline"><text:span text:style-name="T18">concept any_integral = </text:span></text:span><text:span text:style-name="Code_20_Inline">std::numeric_limits&lt;T&gt;::is_integer;</text:span></text:p>
      <text:p text:style-name="Body_20_Text_20_Cont"><text:span text:style-name="T1">Let’s see an application of concepts in writing a range-oriented class. </text:span><text:span text:style-name="T6">The </text:span><text:span text:style-name="Code_20_Inline"><text:span text:style-name="T2">join</text:span></text:span><text:span text:style-name="T6"> view takes a range of ranges and flattens them into a single range. A practical application of this is to take a range of strings and join them into a single string. But it </text:span><text:soft-page-break/><text:span text:style-name="T6">doesn’t quite finish the job. The end result is a view into a range, which can be used to construct a new string, but that generally requires saving the joined view to a variable and then using the variable’s </text:span><text:span text:style-name="Code_20_Inline"><text:span text:style-name="T2">begin()</text:span></text:span><text:span text:style-name="T6"> and </text:span><text:span text:style-name="Code_20_Inline"><text:span text:style-name="T2">end()</text:span></text:span><text:span text:style-name="T6"> to construct a string. Let’s write a class that can be used at the end of a view pipeline to make the </text:span><text:span text:style-name="Code_20_Inline"><text:span text:style-name="T2">std::string</text:span></text:span><text:span text:style-name="T6"> object for us.</text:span></text:p>
      <text:p text:style-name="Code_20_Caption"><text:change-start text:change-id="ct93959962352400"/><text:span text:style-name="T12"><text:hidden-text text:condition="ooow:" text:string-value=".hh" text:is-hidden="true"/></text:span><text:change-end text:change-id="ct93959962352400"/><text:span text:style-name="T12">Listing 55-6.</text:span> <text:span text:style-name="T5">Defining the </text:span><text:span text:style-name="Code_20_Inline"><text:span text:style-name="T23">store</text:span></text:span><text:span text:style-name="T5"> Function Template</text:span></text:p>
      <text:p text:style-name="Code"><text:change text:change-id="ct93959955711232"/><text:change-start text:change-id="ct93959915036704"/><office:annotation office:name="__Annotation__2044_431392113" loext:resolved="false"><dc:creator>Michael Thomas</dc:creator><dc:date>2020-04-20T09:43:08</dc:date><text:p text:style-name="P12"><text:span text:style-name="T28">Previous examples used import. </text:span></text:p>
<text:p text:style-name="P12"><text:span text:style-name="T28"/></text:p>
<text:p text:style-name="P12"><text:span text:style-name="T28">Did the author intend to switch back to #include?</text:span></text:p>
</office:annotation><text:span text:style-name="T7">import &lt;algorithm&gt;;</text:span><text:change-end text:change-id="ct93959915036704"/><office:annotation-end office:name="__Annotation__2044_431392113"/></text:p>
      <text:p text:style-name="Code"><text:change text:change-id="ct93959996437808"/><text:change-start text:change-id="ct93959840323344"/><text:span text:style-name="T7">import &lt;concepts&gt;;</text:span><text:change-end text:change-id="ct93959840323344"/></text:p>
      <text:p text:style-name="Code"><text:change text:change-id="ct93959892924464"/><text:change-start text:change-id="ct93959966151936"/><text:span text:style-name="T7">import &lt;iostream&gt;;</text:span><text:change-end text:change-id="ct93959966151936"/></text:p>
      <text:p text:style-name="Code"><text:change text:change-id="ct93959844013056"/><text:change-start text:change-id="ct93959939149344"/><text:span text:style-name="T7">import &lt;ranges&gt;;</text:span><text:change-end text:change-id="ct93959939149344"/></text:p>
      <text:p text:style-name="Code"><text:change text:change-id="ct93959848145632"/><text:change-start text:change-id="ct93960032290304"/><text:span text:style-name="T7">import &lt;string&gt;;</text:span><text:change-end text:change-id="ct93960032290304"/></text:p>
      <text:p text:style-name="Code"><text:change text:change-id="ct93959900742880"/><text:change-start text:change-id="ct93959832279360"/><text:span text:style-name="T7">import &lt;vector&gt;;</text:span><text:change-end text:change-id="ct93959832279360"/></text:p>
      <text:p text:style-name="Code"/>
      <text:p text:style-name="Code">template&lt;<text:span text:style-name="Code_20_Inline"><text:span text:style-name="T2">class</text:span></text:span> <text:span text:style-name="T7">Range</text:span>&gt;</text:p>
      <text:p text:style-name="Code">concept <text:span text:style-name="T7">can_reserve</text:span> =</text:p>
      <text:p text:style-name="Code"><office:annotation office:name="__Annotation__2049_431392113" loext:resolved="false"><dc:creator>Michael Thomas</dc:creator><dc:date>2020-04-20T09:43:57.850000000</dc:date><text:p text:style-name="P12"><text:span text:style-name="T28">Visual Studio does not support ranges.</text:span></text:p>
</office:annotation><text:s text:c="8"/>std::ranges::sized_range&lt;Range&gt; and</text:p>
      <text:p text:style-name="Code"><text:s text:c="8"/>requires(Range r) {<office:annotation-end office:name="__Annotation__2049_431392113"/></text:p>
      <text:p text:style-name="Code"><text:s text:c="12"/>r.reserve(0);</text:p>
      <text:p text:style-name="Code"><text:s text:c="8"/>};</text:p>
      <text:p text:style-name="Code"/>
      <text:p text:style-name="Code">template&lt;class Container&gt;</text:p>
      <text:p text:style-name="Code">concept can_insert_back =</text:p>
      <text:p text:style-name="Code"><text:s text:c="4"/>requires(Container c) {</text:p>
      <text:p text:style-name="Code"><text:s text:c="8"/>std::back_inserter(c);</text:p>
      <text:p text:style-name="Code"><text:s text:c="4"/>};</text:p>
      <text:p text:style-name="Code"/>
      <text:p text:style-name="Code">template&lt;<text:span text:style-name="T7">can_insert_back Container</text:span>&gt;</text:p>
      <text:p text:style-name="Code">class <text:span text:style-name="T7">store_t</text:span></text:p>
      <text:p text:style-name="Code">{</text:p>
      <text:p text:style-name="Code">public:</text:p>
      <text:p text:style-name="Code"><text:s text:c="4"/>using container_type = Container;</text:p>
      <text:p text:style-name="Code"><text:s text:c="4"/>using value_type = std::ranges::range_value_t&lt;container_type&gt;;</text:p>
      <text:p text:style-name="Code"><text:s text:c="4"/>store_t(c<text:span text:style-name="T7">ontainer_type</text:span>&amp; output) : output_{output} {}</text:p>
      <text:p text:style-name="Code"/>
      <text:p text:style-name="Code"><text:s text:c="4"/>template&lt;<text:span text:style-name="T7">can_reserve </text:span>Range&gt;</text:p>
      <text:p text:style-name="Code"><text:s text:c="4"/>C<text:span text:style-name="T7">ontainer&amp;</text:span> operator()(Range const&amp; input) const {</text:p>
      <text:p text:style-name="Code"><text:s text:c="8"/>output_.reserve(<text:span text:style-name="T7">std::ranges::size(output_)+std::ranges::size(input));</text:span></text:p>
      <text:p text:style-name="Code"><text:s text:c="8"/>std::ranges::copy(<text:span text:style-name="T7">input, std::back_inserter(output_));</text:span></text:p>
      <text:p text:style-name="Code"><text:span text:style-name="T7"><text:s text:c="8"/>return output_;</text:span></text:p>
      <text:p text:style-name="Code"><text:s text:c="4"/>}</text:p>
      <text:p text:style-name="Code"/>
      <text:p text:style-name="Code"><text:s text:c="4"/>template&lt;<text:span text:style-name="T7">class </text:span>Range&gt;</text:p>
      <text:p text:style-name="Code"><text:s text:c="4"/>requires (not <text:span text:style-name="T7">can_reserve</text:span>&lt;Range&gt;)</text:p>
      <text:p text:style-name="Code"><text:s text:c="4"/>C<text:span text:style-name="T7">ontainer&amp;</text:span> operator()(Range const&amp; input) const {</text:p>
      <text:p text:style-name="Code"><text:s text:c="8"/>std::ranges::copy(<text:span text:style-name="T7">input, std::back_inserter(output_));</text:span></text:p>
      <text:p text:style-name="Code"><text:span text:style-name="T7"><text:s text:c="8"/>return output_;</text:span></text:p>
      <text:p text:style-name="Code"><text:s text:c="4"/>}</text:p>
      <text:p text:style-name="Code">private:</text:p>
      <text:p text:style-name="Code"><text:s text:c="4"/><text:span text:style-name="T7">container</text:span>_type&amp; output_;</text:p>
      <text:p text:style-name="Code">};</text:p>
      <text:p text:style-name="Code"/>
      <text:p text:style-name="Code">template&lt;class T&gt;</text:p>
      <text:p text:style-name="Code">store_t&lt;T&gt; store(T&amp; container) { return store_t&lt;T&gt;(container); }</text:p>
      <text:p text:style-name="Code"/>
      <text:p text:style-name="Code"><text:soft-page-break/>template&lt;class In, class Out&gt;</text:p>
      <text:p text:style-name="Code"><text:span text:style-name="T7">Out&amp; operator|(In range, store_t&lt;Out&gt; const&amp; storer)</text:span></text:p>
      <text:p text:style-name="P5">{</text:p>
      <text:p text:style-name="P5"><text:s text:c="4"/>return storer(std::forward&lt;In&gt;(range));</text:p>
      <text:p text:style-name="P5">}</text:p>
      <text:p text:style-name="P5"/>
      <text:p text:style-name="P5">int main() {</text:p>
      <text:p text:style-name="P5"><text:s text:c="3"/>std::vector&lt;std::string&gt; strings{ "this" " is ", "a", " test", ".\n" };</text:p>
      <text:p text:style-name="P5"><text:s text:c="3"/>std::string str;</text:p>
      <text:p text:style-name="P5"><text:s text:c="3"/>std::ranges::views::join(strings) | store(str);</text:p>
      <text:p text:style-name="P5"><text:s text:c="3"/>std::cout &lt;&lt; str;</text:p>
      <text:p text:style-name="P5">}</text:p>
      <text:p text:style-name="P2">Even though the can_insert_back concept has only one use, defining a separate concept instead of using a local template constraint has two advantages:</text:p>
      <text:list xml:id="list256708730" text:style-name="L1">
        <text:list-item>
          <text:p text:style-name="P11">By <office:annotation office:name="__Annotation__2056_431392113" loext:resolved="false"><dc:creator>Michael Thomas</dc:creator><dc:date>2020-04-20T09:44:24.180000000</dc:date><text:p text:style-name="P12"><text:span text:style-name="T27">Sp?</text:span></text:p>
</office:annotation>assi<text:change text:change-id="ct93959916307168"/>g<text:change-start text:change-id="ct93959997335024"/><text:span text:style-name="T25">n</text:span><text:change-end text:change-id="ct93959997335024"/>ing<office:annotation-end office:name="__Annotation__2056_431392113"/> a name to the constraint, it provides some documentation to the human reader and maintainer.</text:p>
        </text:list-item>
        <text:list-item>
          <text:p text:style-name="P10">A separate constraint means the class declaration <text:span text:style-name="T3">has less clutter, which makes it slightly easier to read.</text:span></text:p>
        </text:list-item>
      </text:list>
      <text:p text:style-name="Body_20_Text_20_Cont"><text:span text:style-name="T1">The advantages are all for the human reader. The compiler doesn’t care. The can_reserve concept is similar. It </text:span><text:span text:style-name="T6">reduces </text:span><text:span text:style-name="T1">the clutter around the function call operators so it is easier to see that one applies to </text:span><text:span text:style-name="T6">situations when it is possible to preallocate memory for the copy (say, for a vector), and the others applies to situations when the output range will be extended one element at a time (say, for a linked list).</text:span></text:p>
      <text:p text:style-name="P2">Template constraints and concepts are a wonderful addition to C++ 20, and you should expect future versions of the language to expand the use of constraints through the rest of the standard library. Third-party libraries will also start to adopt constraints, which will make them much easier to use.</text:p>
      <text:p text:style-name="P2">The next Exploration introduces a language feature that helps you manage your custom types: namespa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9z0" style:family="text"/>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Exploring C++ 20</dc:title>
    <meta:creation-date>2020-04-10T10:08:04.034580138</meta:creation-date>
    <dc:language>en-US</dc:language>
    <meta:editing-cycles>67</meta:editing-cycles>
    <meta:editing-duration>PT19H46M40S</meta:editing-duration>
    <meta:initial-creator>Ray Lischner</meta:initial-creator>
    <dc:date>2020-05-01T16:21:20.633434398</dc:date>
    <dc:creator>Ray Lischner</dc:creator>
    <meta:document-statistic meta:table-count="0" meta:image-count="0" meta:object-count="0" meta:page-count="10" meta:paragraph-count="236" meta:word-count="2435" meta:character-count="16816" meta:non-whitespace-character-count="14158"/>
    <meta:user-defined meta:name="Chapter Number">55</meta:user-defined>
    <meta:template xlink:type="simple" xlink:actuate="onRequest" xlink:title="Apress Template" xlink:href="../../../../../.config/libreoffice/4/user/template/Apress_Styles_020805.ott" meta:date="2020-04-10T10:08:03.440000000"/>
  </office:meta>
</office:document-meta>
</file>